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2" table:style-name="ta1">
        <table:table-column table:style-name="co1" table:number-columns-repeated="16384" table:default-cell-style-name="ce1"/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rgey</meta:initial-creator>
    <dc:creator>2018-6</dc:creator>
    <meta:creation-date>2020-08-20T06:56:28Z</meta:creation-date>
    <dc:date>2020-09-25T18:45:14Z</dc:date>
  </office:meta>
</office:document-meta>
</file>